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DefaultTotal" style:family="table-cell" style:display-name="DefaultTotal">
      <style:table-cell-properties fo:background-color="#4472C4" fo:padding="2pt"/>
      <style:text-properties fo:font-weight="bold" fo:color="#FFFFFF" fo:font-size="11pt"/>
    </style:style>
    <style:style style:name="Theme_header_secondary_1" style:family="table-cell" style:display-name="Theme_header_secondary_1">
      <style:table-cell-properties fo:background-color="#ED7D31" fo:padding="4pt"/>
      <style:text-properties fo:font-family="Liberation Sans" fo:font-size="11pt" fo:color="#F5F5F5"/>
    </style:style>
    <style:style style:name="Theme_default_12" style:family="table-cell" style:display-name="Theme_default_12">
      <style:table-cell-properties fo:padding="2pt"/>
      <style:text-properties fo:font-family="Liberation Sans" fo:font-size="10pt" fo:color="#333333"/>
    </style:style>
    <style:style style:name="Theme_header_primary_19" style:family="table-cell" style:display-name="Theme_header_primary_19">
      <style:table-cell-properties fo:background-color="#1E3A5F" fo:padding="4pt"/>
      <style:text-properties fo:font-family="Liberation Sans" fo:font-size="11pt" fo:color="#F5F5F5"/>
    </style:style>
    <style:style style:name="Col_23" style:family="table-column" style:display-name="Col_23">
      <style:table-column-properties style:column-width="80pt"/>
    </style:style>
    <style:style style:name="Col_24" style:family="table-column" style:display-name="Col_24">
      <style:table-column-properties style:column-width="150pt"/>
    </style:style>
    <style:style style:name="Col_25" style:family="table-column" style:display-name="Col_25">
      <style:table-column-properties style:column-width="100pt"/>
    </style:style>
    <style:style style:name="Col_26" style:family="table-column" style:display-name="Col_26">
      <style:table-column-properties style:column-width="100pt"/>
    </style:style>
    <style:style style:name="Col_27" style:family="table-column" style:display-name="Col_27">
      <style:table-column-properties style:column-width="100pt"/>
    </style:style>
    <style:style style:name="Col_28" style:family="table-column" style:display-name="Col_28">
      <style:table-column-properties style:column-width="110pt"/>
    </style:style>
    <style:style style:name="Col_29" style:family="table-column" style:display-name="Col_29">
      <style:table-column-properties style:column-width="100pt"/>
    </style:style>
    <style:style style:name="Col_30" style:family="table-column" style:display-name="Col_30">
      <style:table-column-properties style:column-width="90pt"/>
    </style:style>
    <style:style style:name="Col_31" style:family="table-column" style:display-name="Col_31">
      <style:table-column-properties style:column-width="110pt"/>
    </style:style>
  </office:automatic-styles>
  <office:body>
    <office:spreadsheet>
      <table:table table:name="Load Calculations">
        <table:table-column table:style-name="Col_23"/>
        <table:table-column table:style-name="Col_24"/>
        <table:table-column table:style-name="Col_25"/>
        <table:table-column table:style-name="Col_26"/>
        <table:table-column table:style-name="Col_27"/>
        <table:table-column table:style-name="Col_28"/>
        <table:table-column table:style-name="Col_29"/>
        <table:table-column table:style-name="Col_30"/>
        <table:table-column table:style-name="Col_31"/>
        <table:table-row>
          <table:table-cell table:style-name="Theme_header_primary_19" table:number-columns-spanned="9" office:value-type="string">
            <text:p>Load Calculations - Bridge Desig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header_secondary_1" office:value-type="string">
            <text:p>Load ID</text:p>
          </table:table-cell>
          <table:table-cell table:style-name="Theme_header_secondary_1" office:value-type="string">
            <text:p>Description</text:p>
          </table:table-cell>
          <table:table-cell table:style-name="Theme_header_secondary_1" office:value-type="string">
            <text:p>Dead (kN)</text:p>
          </table:table-cell>
          <table:table-cell table:style-name="Theme_header_secondary_1" office:value-type="string">
            <text:p>Live (kN)</text:p>
          </table:table-cell>
          <table:table-cell table:style-name="Theme_header_secondary_1" office:value-type="string">
            <text:p>Wind (kN)</text:p>
          </table:table-cell>
          <table:table-cell table:style-name="Theme_header_secondary_1" office:value-type="string">
            <text:p>Seismic (kN)</text:p>
          </table:table-cell>
          <table:table-cell table:style-name="Theme_header_secondary_1" office:value-type="string">
            <text:p>Total (kN)</text:p>
          </table:table-cell>
          <table:table-cell table:style-name="Theme_header_secondary_1" office:value-type="string">
            <text:p>Safety Factor</text:p>
          </table:table-cell>
          <table:table-cell table:style-name="Theme_header_secondary_1" office:value-type="string">
            <text:p>Design (kN)</text:p>
          </table:table-cell>
        </table:table-row>
        <table:table-row>
          <table:table-cell table:style-name="Theme_default_12" office:value-type="string">
            <text:p>LC01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3:F3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3*H3</text:p>
          </table:table-cell>
        </table:table-row>
        <table:table-row>
          <table:table-cell table:style-name="Theme_default_12" office:value-type="string">
            <text:p>LC02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4:F4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4*H4</text:p>
          </table:table-cell>
        </table:table-row>
        <table:table-row>
          <table:table-cell table:style-name="Theme_default_12" office:value-type="string">
            <text:p>LC03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5:F5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5*H5</text:p>
          </table:table-cell>
        </table:table-row>
        <table:table-row>
          <table:table-cell table:style-name="Theme_default_12" office:value-type="string">
            <text:p>LC04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6:F6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6*H6</text:p>
          </table:table-cell>
        </table:table-row>
        <table:table-row>
          <table:table-cell table:style-name="Theme_default_12" office:value-type="string">
            <text:p>LC05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7:F7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7*H7</text:p>
          </table:table-cell>
        </table:table-row>
        <table:table-row>
          <table:table-cell table:style-name="Theme_default_12" office:value-type="string">
            <text:p>LC06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8:F8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8*H8</text:p>
          </table:table-cell>
        </table:table-row>
        <table:table-row>
          <table:table-cell table:style-name="Theme_default_12" office:value-type="string">
            <text:p>LC07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9:F9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9*H9</text:p>
          </table:table-cell>
        </table:table-row>
        <table:table-row>
          <table:table-cell table:style-name="Theme_default_12" office:value-type="string">
            <text:p>LC08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0:F10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0*H10</text:p>
          </table:table-cell>
        </table:table-row>
        <table:table-row>
          <table:table-cell table:style-name="Theme_default_12" office:value-type="string">
            <text:p>LC09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1:F11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1*H11</text:p>
          </table:table-cell>
        </table:table-row>
        <table:table-row>
          <table:table-cell table:style-name="Theme_default_12" office:value-type="string">
            <text:p>LC10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2:F12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2*H12</text:p>
          </table:table-cell>
        </table:table-row>
        <table:table-row>
          <table:table-cell table:style-name="Theme_default_12" office:value-type="string">
            <text:p>LC11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3:F13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3*H13</text:p>
          </table:table-cell>
        </table:table-row>
        <table:table-row>
          <table:table-cell table:style-name="Theme_default_12" office:value-type="string">
            <text:p>LC12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4:F14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4*H14</text:p>
          </table:table-cell>
        </table:table-row>
        <table:table-row>
          <table:table-cell table:style-name="Theme_default_12" office:value-type="string">
            <text:p>LC13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5:F15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5*H15</text:p>
          </table:table-cell>
        </table:table-row>
        <table:table-row>
          <table:table-cell table:style-name="Theme_default_12" office:value-type="string">
            <text:p>LC14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6:F16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6*H16</text:p>
          </table:table-cell>
        </table:table-row>
        <table:table-row>
          <table:table-cell table:style-name="Theme_default_12" office:value-type="string">
            <text:p>LC15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7:F17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7*H17</text:p>
          </table:table-cell>
        </table:table-row>
        <table:table-row>
          <table:table-cell table:style-name="Theme_default_12" office:value-type="string">
            <text:p>LC16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8:F18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8*H18</text:p>
          </table:table-cell>
        </table:table-row>
        <table:table-row>
          <table:table-cell table:style-name="Theme_default_12" office:value-type="string">
            <text:p>LC17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19:F19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19*H19</text:p>
          </table:table-cell>
        </table:table-row>
        <table:table-row>
          <table:table-cell table:style-name="Theme_default_12" office:value-type="string">
            <text:p>LC18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20:F20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20*H20</text:p>
          </table:table-cell>
        </table:table-row>
        <table:table-row>
          <table:table-cell table:style-name="Theme_default_12" office:value-type="string">
            <text:p>LC19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21:F21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21*H21</text:p>
          </table:table-cell>
        </table:table-row>
        <table:table-row>
          <table:table-cell table:style-name="Theme_default_12" office:value-type="string">
            <text:p>LC20</text:p>
          </table:table-cell>
          <table:table-cell table:style-name="Theme_default_12" office:value-type="string"/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float" office:value="0">
            <text:p>0</text:p>
          </table:table-cell>
          <table:table-cell table:style-name="Theme_default_12" office:value-type="string">
            <text:p>=SUM(C22:F22)</text:p>
          </table:table-cell>
          <table:table-cell table:style-name="Theme_default_12" office:value-type="float" office:value="1.5">
            <text:p>1.5</text:p>
          </table:table-cell>
          <table:table-cell table:style-name="Theme_default_12" office:value-type="string">
            <text:p>=G22*H22</text:p>
          </table:table-cell>
        </table:table-row>
        <table:table-row/>
        <table:table-row>
          <table:table-cell table:style-name="Theme_default_12" table:number-columns-spanned="2" office:value-type="string">
            <text:p>TOTALS</text:p>
          </table:table-cell>
          <table:covered-table-cell/>
          <table:table-cell table:style-name="Theme_default_12" office:value-type="string">
            <text:p>=SUM(D3:D22)</text:p>
          </table:table-cell>
          <table:table-cell table:style-name="Theme_default_12" office:value-type="string">
            <text:p>=SUM(E3:E22)</text:p>
          </table:table-cell>
          <table:table-cell table:style-name="Theme_default_12" office:value-type="string">
            <text:p>=SUM(F3:F22)</text:p>
          </table:table-cell>
          <table:table-cell table:style-name="Theme_default_12" office:value-type="string">
            <text:p>=SUM(G3:G22)</text:p>
          </table:table-cell>
          <table:table-cell table:style-name="DefaultTotal" office:value-type="string"/>
          <table:table-cell table:style-name="Theme_default_12" office:value-type="string">
            <text:p>=SUM(I3:I22)</text:p>
          </table:table-cell>
        </table:table-row>
        <table:table-row/>
        <table:table-row>
          <table:table-cell table:style-name="Theme_default_12" table:number-columns-spanned="9" office:value-type="string">
            <text:p>Load Combinations (ASCE 7-16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12" table:number-columns-spanned="2" office:value-type="string">
            <text:p>Combo 1</text:p>
          </table:table-cell>
          <table:covered-table-cell/>
          <table:table-cell table:style-name="Theme_default_12" office:value-type="string"/>
          <table:table-cell table:style-name="Theme_default_12" office:value-type="string"/>
          <table:table-cell table:style-name="Theme_default_12" office:value-type="string">
            <text:p>=</text:p>
          </table:table-cell>
          <table:table-cell table:style-name="Theme_default_12" office:value-type="string">
            <text:p>=1.4*C23</text:p>
          </table:table-cell>
        </table:table-row>
        <table:table-row>
          <table:table-cell table:style-name="Theme_default_12" table:number-columns-spanned="2" office:value-type="string">
            <text:p>Combo 2</text:p>
          </table:table-cell>
          <table:covered-table-cell/>
          <table:table-cell table:style-name="Theme_default_12" office:value-type="string"/>
          <table:table-cell table:style-name="Theme_default_12" office:value-type="string"/>
          <table:table-cell table:style-name="Theme_default_12" office:value-type="string">
            <text:p>=</text:p>
          </table:table-cell>
          <table:table-cell table:style-name="Theme_default_12" office:value-type="string">
            <text:p>=1.2*C23+1.6*D23</text:p>
          </table:table-cell>
        </table:table-row>
        <table:table-row>
          <table:table-cell table:style-name="Theme_default_12" table:number-columns-spanned="2" office:value-type="string">
            <text:p>Combo 3</text:p>
          </table:table-cell>
          <table:covered-table-cell/>
          <table:table-cell table:style-name="Theme_default_12" office:value-type="string"/>
          <table:table-cell table:style-name="Theme_default_12" office:value-type="string"/>
          <table:table-cell table:style-name="Theme_default_12" office:value-type="string">
            <text:p>=</text:p>
          </table:table-cell>
          <table:table-cell table:style-name="Theme_default_12" office:value-type="string">
            <text:p>=1.2*C23+D23+E23</text:p>
          </table:table-cell>
        </table:table-row>
        <table:table-row>
          <table:table-cell table:style-name="Theme_default_12" table:number-columns-spanned="2" office:value-type="string">
            <text:p>Combo 4</text:p>
          </table:table-cell>
          <table:covered-table-cell/>
          <table:table-cell table:style-name="Theme_default_12" office:value-type="string"/>
          <table:table-cell table:style-name="Theme_default_12" office:value-type="string"/>
          <table:table-cell table:style-name="Theme_default_12" office:value-type="string">
            <text:p>=</text:p>
          </table:table-cell>
          <table:table-cell table:style-name="Theme_default_12" office:value-type="string">
            <text:p>=1.2*C23+D23+F23</text:p>
          </table:table-cell>
        </table:table-row>
        <table:table-row>
          <table:table-cell table:style-name="Theme_default_12" table:number-columns-spanned="2" office:value-type="string">
            <text:p>Combo 5</text:p>
          </table:table-cell>
          <table:covered-table-cell/>
          <table:table-cell table:style-name="Theme_default_12" office:value-type="string"/>
          <table:table-cell table:style-name="Theme_default_12" office:value-type="string"/>
          <table:table-cell table:style-name="Theme_default_12" office:value-type="string">
            <text:p>=</text:p>
          </table:table-cell>
          <table:table-cell table:style-name="Theme_default_12" office:value-type="string">
            <text:p>=0.9*C23+E23</text:p>
          </table:table-cell>
        </table:table-row>
        <table:table-row/>
        <table:table-row>
          <table:table-cell table:style-name="Theme_default_12" table:number-columns-spanned="9" office:value-type="string">
            <text:p>Governing Load Combin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12" table:number-columns-spanned="3" office:value-type="string">
            <text:p>Maximum Design Load:</text:p>
          </table:table-cell>
          <table:covered-table-cell/>
          <table:covered-table-cell/>
          <table:table-cell table:style-name="Theme_default_12" table:number-columns-spanned="2" office:value-type="string">
            <text:p>Utilization Ratio:</text:p>
          </table:table-cell>
          <table:covered-table-cell/>
        </table:table-row>
        <table:table-row/>
        <table:table-row>
          <table:table-cell table:style-name="Theme_default_12" table:number-columns-spanned="9" office:value-type="string">
            <text:p>Load Statistic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12" table:number-columns-spanned="2" office:value-type="string">
            <text:p>Average Total Load:</text:p>
          </table:table-cell>
          <table:covered-table-cell/>
          <table:table-cell table:style-name="Theme_default_12" office:value-type="string"/>
          <table:table-cell table:style-name="Theme_default_12" table:number-columns-spanned="2" office:value-type="string">
            <text:p>Max Single Load:</text:p>
          </table:table-cell>
          <table:covered-table-cell/>
        </table:table-row>
        <table:table-row>
          <table:table-cell table:style-name="Theme_default_12" table:number-columns-spanned="2" office:value-type="string">
            <text:p>Dead/Total Ratio:</text:p>
          </table:table-cell>
          <table:covered-table-cell/>
          <table:table-cell table:style-name="Theme_default_12" office:value-type="string"/>
          <table:table-cell table:style-name="Theme_default_12" table:number-columns-spanned="2" office:value-type="string">
            <text:p>Live/Total Ratio: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